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text-overline-style="solid" style:text-overline-width="auto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63.png" xlink:type="simple" xlink:show="embed" xlink:actuate="onLoad"/></draw:frame></text:p>
          </table:table-cell>
          <table:table-cell table:style-name="Table1.B1" office:value-type="string">
            <text:h text:style-name="P5" text:outline-level="1">Логические операци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2.2cm" draw:z-index="1"><draw:image xlink:href="../images/016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реализует произвольную логическую операцию</text:span><text:span text:style-name="T5">:</text:span></text:p>
            <text:list xml:id="list4296033221873981260" text:style-name="L1">
              <text:list-item>
                <text:p text:style-name="P6">&amp; (И).</text:p>
              </text:list-item>
              <text:list-item>
                <text:p text:style-name="P6">1 (ИЛИ).</text:p>
              </text:list-item>
              <text:list-item>
                <text:p text:style-name="P6">&gt; (БОЛЬШЕ).</text:p>
              </text:list-item>
              <text:list-item>
                <text:p text:style-name="P6">&lt; (МЕНЬШЕ).</text:p>
              </text:list-item>
              <text:list-item>
                <text:p text:style-name="P6">= (РАВНО).</text:p>
              </text:list-item>
              <text:list-item>
                <text:p text:style-name="P6">≠ (НЕ РАВНО).</text:p>
              </text:list-item>
              <text:list-item>
                <text:p text:style-name="P6">≥ (БОЛЬШЕ ИЛИ РАВНО).</text:p>
              </text:list-item>
              <text:list-item>
                <text:p text:style-name="P6">≤ (МЕНЬШЕ ИЛИ РАВНО).</text:p>
              </text:list-item>
              <text:list-item>
                <text:p text:style-name="P6">⊻ (ИСКЛЮЧАЮЩЕЕ ИЛИ, XOR).</text:p>
              </text:list-item>
              <text:list-item>
                <text:p text:style-name="P6"><text:span text:style-name="T3">⊻</text:span><text:span text:style-name="T1"> (ИСКЛЮЧАЮЩЕЕ НЕ-ИЛИ, NOT XOR).</text:span></text:p>
              </text:list-item>
            </text:list>
            <text:p text:style-name="P4">В зависимости от выбранной логической операции изменяется пиктограмма блока на схеме.</text:p>
            <text:p text:style-name="P4"><text:span text:style-name="T2">Свойства</text:span>:</text:p>
            <text:list xml:id="list60573585895864856" text:style-name="L2">
              <text:list-item>
                <text:p text:style-name="P7">Тип второго операнда – указывает тип второго операнда. Если вектор – то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  <text:list-item>
                <text:p text:style-name="P7">Тип операнда – тип логической операци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ические операции</dc:title>
    <dc:date>2014-12-16T20:17:50.79</dc:date>
    <meta:generator>OpenOffice/4.1.1$Win32 OpenOffice.org_project/411m6$Build-9775</meta:generator>
    <meta:editing-duration>PT2H13M59S</meta:editing-duration>
    <meta:editing-cycles>99</meta:editing-cycles>
    <meta:document-statistic meta:table-count="1" meta:image-count="2" meta:object-count="0" meta:page-count="1" meta:paragraph-count="21" meta:word-count="104" meta:character-count="621"/>
  </office:meta>
</office:document-meta>
</file>